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bold" officeooo:rsid="00020abd" officeooo:paragraph-rsid="00020abd" style:font-weight-asian="bold" style:font-weight-complex="bold"/>
    </style:style>
    <style:style style:name="P2" style:family="paragraph" style:parent-style-name="Standard">
      <style:text-properties fo:language="ru" fo:country="RU" fo:font-weight="normal" officeooo:rsid="00020abd" officeooo:paragraph-rsid="00020abd" style:font-weight-asian="normal" style:font-weight-complex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020abd" officeooo:paragraph-rsid="00020ab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Лабораторная работа №16</text:p>
      <text:p text:style-name="P4">Задания:</text:p>
      <text:p text:style-name="P3">1. Дан целочисленный массив размера N. Удалить из массива все соседние одинаковые элементы, оставив их первые вхождения.</text:p>
      <text:p text:style-name="P3">2. Дан целочисленный массив размера N. Удалить из массива все элементы, встречающиеся ровно два раза, и вывести размер полученного массива и его содержимое.</text:p>
      <text:p text:style-name="P3">3. Дан массив размера N. Вставить элемент с нулевым значением перед минимальным и после максимального элемента ма</text:p>
      <text:p text:style-name="P3">4. Дан массив размера N. После каждого отрицательного элемента массива вставить элемент с нулевым значением.</text:p>
      <text:p text:style-name="P3">5. Дан массив размера N. Перед каждым положительным элементом массива вставить элемент с нулевым значением.</text:p>
      <text:p text:style-name="P1">№1</text:p>
      <text:p text:style-name="P2"/>
      <text:p text:style-name="P2">#include &lt;iostream&gt;</text:p>
      <text:p text:style-name="P2">#include &lt;locale.h&gt;</text:p>
      <text:p text:style-name="P2">using namespace std;</text:p>
      <text:p text:style-name="P2"/>
      <text:p text:style-name="P2">int main() {</text:p>
      <text:p text:style-name="P2"><text:tab/>int N, t;</text:p>
      <text:p text:style-name="P2"/>
      <text:p text:style-name="P2"><text:tab/>setlocale(LC_ALL, "Russian");</text:p>
      <text:p text:style-name="P2"/>
      <text:p text:style-name="P2"><text:tab/>cout &lt;&lt; "Введите N <text:s/>(размер кв. матрицы): ";</text:p>
      <text:p text:style-name="P2"><text:tab/>cin &gt;&gt; N;</text:p>
      <text:p text:style-name="P2"/>
      <text:p text:style-name="P2"><text:tab/>int* a = new int [N];</text:p>
      <text:p text:style-name="P2"/>
      <text:p text:style-name="P2"/>
      <text:p text:style-name="P2"/>
      <text:p text:style-name="P2"/>
      <text:p text:style-name="P2"><text:tab/>cout &lt;&lt; "Введите элементы массива: " &lt;&lt; endl;</text:p>
      <text:p text:style-name="P2"><text:tab/>for (int i = 0; i &lt; N; i++)</text:p>
      <text:p text:style-name="P2"><text:tab/><text:tab/><text:tab/>cin &gt;&gt; a[i];</text:p>
      <text:p text:style-name="P2"><text:tab/><text:tab/></text:p>
      <text:p text:style-name="P2"/>
      <text:p text:style-name="P2"/>
      <text:p text:style-name="P2"><text:tab/>cout &lt;&lt; a[0]&lt;&lt;' ';</text:p>
      <text:p text:style-name="P2"><text:tab/>for (int i = 1; i &lt; N ; i++) {</text:p>
      <text:p text:style-name="P2"><text:soft-page-break/><text:tab/><text:tab/>if (a[i] != a[i - 1])</text:p>
      <text:p text:style-name="P2"><text:tab/><text:tab/><text:tab/>cout &lt;&lt; a[i] &lt;&lt; ' ';</text:p>
      <text:p text:style-name="P2"/>
      <text:p text:style-name="P2"><text:tab/>}</text:p>
      <text:p text:style-name="P2"/>
      <text:p text:style-name="P2"/>
      <text:p text:style-name="P2"/>
      <text:p text:style-name="P2"/>
      <text:p text:style-name="P2"><text:tab/>delete[] a;</text:p>
      <text:p text:style-name="P2"/>
      <text:p text:style-name="P2"><text:tab/>return 0;</text:p>
      <text:p text:style-name="P2">}</text:p>
      <text:p text:style-name="P1">№2</text:p>
      <text:p text:style-name="P2"/>
      <text:p text:style-name="P2">#include &lt;iostream&gt;</text:p>
      <text:p text:style-name="P2">#include &lt;locale.h&gt;</text:p>
      <text:p text:style-name="P2">using namespace std;</text:p>
      <text:p text:style-name="P2"/>
      <text:p text:style-name="P2">int main() {</text:p>
      <text:p text:style-name="P2"><text:tab/>int N, k=0,p=0;</text:p>
      <text:p text:style-name="P2"/>
      <text:p text:style-name="P2"><text:tab/>setlocale(LC_ALL, "Russian");</text:p>
      <text:p text:style-name="P2"/>
      <text:p text:style-name="P2"><text:tab/>cout &lt;&lt; "Введите N <text:s/>(размер массива): ";</text:p>
      <text:p text:style-name="P2"><text:tab/>cin &gt;&gt; N;</text:p>
      <text:p text:style-name="P2"/>
      <text:p text:style-name="P2"><text:tab/>int* a = new int[N];</text:p>
      <text:p text:style-name="P2"/>
      <text:p text:style-name="P2"/>
      <text:p text:style-name="P2"/>
      <text:p text:style-name="P2"/>
      <text:p text:style-name="P2"><text:tab/>cout &lt;&lt; "Введите элементы массива: " &lt;&lt; endl;</text:p>
      <text:p text:style-name="P2"><text:tab/>for (int i = 0; i &lt; N; i++)</text:p>
      <text:p text:style-name="P2"><text:tab/><text:tab/>cin &gt;&gt; a[i];</text:p>
      <text:p text:style-name="P2"/>
      <text:p text:style-name="P2"/>
      <text:p text:style-name="P2"/>
      <text:p text:style-name="P2"/>
      <text:p text:style-name="P2"><text:tab/>for (int i = 0; i &lt; N; i++) {</text:p>
      <text:p text:style-name="P2"><text:tab/><text:tab/>for (int j = 0; j &lt; N; j++) {</text:p>
      <text:p text:style-name="P2"><text:tab/><text:tab/><text:tab/>if ((a[j] == a[i]) &amp;&amp; (i != j))</text:p>
      <text:p text:style-name="P2"><text:tab/><text:tab/><text:tab/><text:tab/>k++;</text:p>
      <text:p text:style-name="P2"><text:tab/> <text:s/><text:tab/> <text:s text:c="8"/></text:p>
      <text:p text:style-name="P2"><text:tab/><text:tab/>}</text:p>
      <text:p text:style-name="P2"><text:tab/><text:tab/></text:p>
      <text:p text:style-name="P2"><text:tab/><text:tab/>if (k != 1) {</text:p>
      <text:p text:style-name="P2"><text:tab/><text:tab/><text:tab/>cout &lt;&lt; a[i] &lt;&lt; ' ';</text:p>
      <text:p text:style-name="P2"><text:tab/><text:tab/><text:tab/>p++;</text:p>
      <text:p text:style-name="P2"><text:tab/><text:tab/>}</text:p>
      <text:p text:style-name="P2"><text:soft-page-break/><text:tab/><text:tab/>k = 0;</text:p>
      <text:p text:style-name="P2"><text:tab/>}</text:p>
      <text:p text:style-name="P2"/>
      <text:p text:style-name="P2"><text:tab/>cout &lt;&lt; "Размер получившегося массива: "&lt;&lt;p;</text:p>
      <text:p text:style-name="P2"/>
      <text:p text:style-name="P2"/>
      <text:p text:style-name="P2"><text:tab/>delete[] a;</text:p>
      <text:p text:style-name="P2"/>
      <text:p text:style-name="P2"><text:tab/>return 0;</text:p>
      <text:p text:style-name="P2">}</text:p>
      <text:p text:style-name="P1">№3</text:p>
      <text:p text:style-name="P2"/>
      <text:p text:style-name="P2">#include &lt;iostream&gt;</text:p>
      <text:p text:style-name="P2">#include &lt;locale.h&gt;</text:p>
      <text:p text:style-name="P2">using namespace std;</text:p>
      <text:p text:style-name="P2"/>
      <text:p text:style-name="P2">int main() {</text:p>
      <text:p text:style-name="P2"><text:tab/>int N, min=INT_MAX,max=INT_MIN,min_i,max_i;</text:p>
      <text:p text:style-name="P2"/>
      <text:p text:style-name="P2"><text:tab/>setlocale(LC_ALL, "Russian");</text:p>
      <text:p text:style-name="P2"/>
      <text:p text:style-name="P2"><text:tab/>cout &lt;&lt; "Введите N <text:s/>(размер массива): ";</text:p>
      <text:p text:style-name="P2"><text:tab/>cin &gt;&gt; N;</text:p>
      <text:p text:style-name="P2"/>
      <text:p text:style-name="P2"><text:tab/>int* a = new int[N];</text:p>
      <text:p text:style-name="P2"/>
      <text:p text:style-name="P2"/>
      <text:p text:style-name="P2"/>
      <text:p text:style-name="P2"/>
      <text:p text:style-name="P2"><text:tab/>cout &lt;&lt; "Введите элементы массива: " &lt;&lt; endl;</text:p>
      <text:p text:style-name="P2"><text:tab/>for (int i = 0; i &lt; N; i++)</text:p>
      <text:p text:style-name="P2"><text:tab/><text:tab/>cin &gt;&gt; a[i];</text:p>
      <text:p text:style-name="P2"/>
      <text:p text:style-name="P2"/>
      <text:p text:style-name="P2"/>
      <text:p text:style-name="P2"/>
      <text:p text:style-name="P2"><text:tab/>for (int i = 0; i &lt; N; i++) {</text:p>
      <text:p text:style-name="P2"><text:tab/><text:tab/>if (a[i] &lt; min) {</text:p>
      <text:p text:style-name="P2"><text:tab/><text:tab/><text:tab/>min = a[i];</text:p>
      <text:p text:style-name="P2"><text:tab/><text:tab/><text:tab/>min_i = i;</text:p>
      <text:p text:style-name="P2"><text:tab/><text:tab/>}</text:p>
      <text:p text:style-name="P2"><text:tab/><text:tab/>if (a[i] &gt; max) {</text:p>
      <text:p text:style-name="P2"><text:tab/><text:tab/><text:tab/>max = a[i];</text:p>
      <text:p text:style-name="P2"><text:tab/><text:tab/><text:tab/>max_i = i;</text:p>
      <text:p text:style-name="P2"><text:tab/><text:tab/>}</text:p>
      <text:p text:style-name="P2"/>
      <text:p text:style-name="P2"><text:tab/><text:tab/>}</text:p>
      <text:p text:style-name="P2"/>
      <text:p text:style-name="P2"><text:tab/></text:p>
      <text:p text:style-name="P2"><text:soft-page-break/><text:tab/>int k = 0;</text:p>
      <text:p text:style-name="P2"><text:tab/>int* m = new int[N+2];</text:p>
      <text:p text:style-name="P2"><text:tab/>for (int i = 0; i &lt; N; i++) {</text:p>
      <text:p text:style-name="P2"><text:tab/><text:tab/>m[i + k] = a[i];</text:p>
      <text:p text:style-name="P2"><text:tab/><text:tab/>if (i == min_i){</text:p>
      <text:p text:style-name="P2"><text:tab/><text:tab/><text:tab/>m[i+k] = 0;</text:p>
      <text:p text:style-name="P2"><text:tab/><text:tab/>m[i + 1+k] = a[i];</text:p>
      <text:p text:style-name="P2"><text:tab/><text:tab/>k++;</text:p>
      <text:p text:style-name="P2"><text:tab/>}</text:p>
      <text:p text:style-name="P2"><text:tab/><text:tab/>if (i == max_i) {</text:p>
      <text:p text:style-name="P2"><text:tab/><text:tab/><text:tab/>m[i+k] = a[i];</text:p>
      <text:p text:style-name="P2"><text:tab/><text:tab/><text:tab/>m[i + 1+k] = 0;</text:p>
      <text:p text:style-name="P2"><text:tab/><text:tab/><text:tab/>k++;</text:p>
      <text:p text:style-name="P2"><text:tab/><text:tab/>}</text:p>
      <text:p text:style-name="P2"><text:tab/>}</text:p>
      <text:p text:style-name="P2"/>
      <text:p text:style-name="P2"><text:tab/>for (int i = 0; i &lt; N+2; i++)</text:p>
      <text:p text:style-name="P2"><text:tab/><text:tab/>cout &lt;&lt; m[i] &lt;&lt; ' ';</text:p>
      <text:p text:style-name="P2"/>
      <text:p text:style-name="P2"><text:tab/>delete[] a;</text:p>
      <text:p text:style-name="P2"><text:tab/>delete[] m;</text:p>
      <text:p text:style-name="P2"><text:tab/>return 0;</text:p>
      <text:p text:style-name="P2">}</text:p>
      <text:p text:style-name="P1">№4</text:p>
      <text:p text:style-name="P2"/>
      <text:p text:style-name="P2">#include &lt;iostream&gt;</text:p>
      <text:p text:style-name="P2">#include &lt;locale.h&gt;</text:p>
      <text:p text:style-name="P2">using namespace std;</text:p>
      <text:p text:style-name="P2"/>
      <text:p text:style-name="P2">int main() {</text:p>
      <text:p text:style-name="P2"><text:tab/>int N, t=0;</text:p>
      <text:p text:style-name="P2"/>
      <text:p text:style-name="P2"><text:tab/>setlocale(LC_ALL, "Russian");</text:p>
      <text:p text:style-name="P2"/>
      <text:p text:style-name="P2"><text:tab/>cout &lt;&lt; "Введите N <text:s/>(размер массива): ";</text:p>
      <text:p text:style-name="P2"><text:tab/>cin &gt;&gt; N;</text:p>
      <text:p text:style-name="P2"/>
      <text:p text:style-name="P2"><text:tab/>int* a = new int[N];</text:p>
      <text:p text:style-name="P2"/>
      <text:p text:style-name="P2"/>
      <text:p text:style-name="P2"/>
      <text:p text:style-name="P2"/>
      <text:p text:style-name="P2"><text:tab/>cout &lt;&lt; "Введите элементы массива: " &lt;&lt; endl;</text:p>
      <text:p text:style-name="P2"><text:tab/>for (int i = 0; i &lt; N; i++)</text:p>
      <text:p text:style-name="P2"><text:tab/><text:tab/>cin &gt;&gt; a[i];</text:p>
      <text:p text:style-name="P2"/>
      <text:p text:style-name="P2"/>
      <text:p text:style-name="P2"/>
      <text:p text:style-name="P2"/>
      <text:p text:style-name="P2"><text:soft-page-break/><text:tab/>for (int i = 0; i &lt; N; i++) {</text:p>
      <text:p text:style-name="P2"><text:tab/><text:tab/>if (a[i] &lt; 0) </text:p>
      <text:p text:style-name="P2"><text:tab/><text:tab/><text:tab/>t++;</text:p>
      <text:p text:style-name="P2"><text:tab/><text:tab/></text:p>
      <text:p text:style-name="P2"><text:tab/>}</text:p>
      <text:p text:style-name="P2"/>
      <text:p text:style-name="P2"/>
      <text:p text:style-name="P2"><text:tab/>int k = 0;</text:p>
      <text:p text:style-name="P2"><text:tab/>int* m = new int[N + t];</text:p>
      <text:p text:style-name="P2"><text:tab/>for (int i = 0; i &lt; N; i++) {</text:p>
      <text:p text:style-name="P2"><text:tab/><text:tab/>m[i + k] = a[i];</text:p>
      <text:p text:style-name="P2"><text:tab/><text:tab/>if (a[i]&lt;0) {</text:p>
      <text:p text:style-name="P2"><text:tab/><text:tab/><text:tab/>m[i + k] = a[i];</text:p>
      <text:p text:style-name="P2"><text:tab/><text:tab/><text:tab/>m[i + 1 + k] = 0;</text:p>
      <text:p text:style-name="P2"><text:tab/><text:tab/><text:tab/>k++;</text:p>
      <text:p text:style-name="P2"><text:tab/><text:tab/>}</text:p>
      <text:p text:style-name="P2"><text:tab/></text:p>
      <text:p text:style-name="P2"><text:tab/>}</text:p>
      <text:p text:style-name="P2"/>
      <text:p text:style-name="P2"><text:tab/>for (int i = 0; i &lt; N + t; i++)</text:p>
      <text:p text:style-name="P2"><text:tab/><text:tab/>cout &lt;&lt; m[i] &lt;&lt; ' ';</text:p>
      <text:p text:style-name="P2"/>
      <text:p text:style-name="P2"><text:tab/>delete[] a;</text:p>
      <text:p text:style-name="P2"><text:tab/>delete[] m;</text:p>
      <text:p text:style-name="P2"><text:tab/>return 0;</text:p>
      <text:p text:style-name="P2">}</text:p>
      <text:p text:style-name="P1">№5</text:p>
      <text:p text:style-name="P2"/>
      <text:p text:style-name="P2">#include &lt;iostream&gt;</text:p>
      <text:p text:style-name="P2">#include &lt;locale.h&gt;</text:p>
      <text:p text:style-name="P2">using namespace std;</text:p>
      <text:p text:style-name="P2"/>
      <text:p text:style-name="P2">int main() {</text:p>
      <text:p text:style-name="P2"><text:tab/>int N, t = 0;</text:p>
      <text:p text:style-name="P2"/>
      <text:p text:style-name="P2"><text:tab/>setlocale(LC_ALL, "Russian");</text:p>
      <text:p text:style-name="P2"/>
      <text:p text:style-name="P2"><text:tab/>cout &lt;&lt; "Введите N <text:s/>(размер массива): ";</text:p>
      <text:p text:style-name="P2"><text:tab/>cin &gt;&gt; N;</text:p>
      <text:p text:style-name="P2"/>
      <text:p text:style-name="P2"><text:tab/>int* a = new int[N];</text:p>
      <text:p text:style-name="P2"/>
      <text:p text:style-name="P2"/>
      <text:p text:style-name="P2"/>
      <text:p text:style-name="P2"/>
      <text:p text:style-name="P2"><text:tab/>cout &lt;&lt; "Введите элементы массива: " &lt;&lt; endl;</text:p>
      <text:p text:style-name="P2"><text:tab/>for (int i = 0; i &lt; N; i++)</text:p>
      <text:p text:style-name="P2"><text:tab/><text:tab/>cin &gt;&gt; a[i];</text:p>
      <text:p text:style-name="P2"/>
      <text:p text:style-name="P2"><text:soft-page-break/></text:p>
      <text:p text:style-name="P2"/>
      <text:p text:style-name="P2"/>
      <text:p text:style-name="P2"><text:tab/>for (int i = 0; i &lt; N; i++) {</text:p>
      <text:p text:style-name="P2"><text:tab/><text:tab/>if (a[i] &gt; 0)</text:p>
      <text:p text:style-name="P2"><text:tab/><text:tab/><text:tab/>t++;</text:p>
      <text:p text:style-name="P2"/>
      <text:p text:style-name="P2"><text:tab/>}</text:p>
      <text:p text:style-name="P2"/>
      <text:p text:style-name="P2"/>
      <text:p text:style-name="P2"><text:tab/>int k = 0;</text:p>
      <text:p text:style-name="P2"><text:tab/>int* m = new int[N + t];</text:p>
      <text:p text:style-name="P2"><text:tab/>for (int i = 0; i &lt; N; i++) {</text:p>
      <text:p text:style-name="P2"><text:tab/><text:tab/>m[i + k] = a[i];</text:p>
      <text:p text:style-name="P2"><text:tab/><text:tab/>if (a[i] &gt; 0) {</text:p>
      <text:p text:style-name="P2"><text:tab/><text:tab/><text:tab/>m[i + k] = 0;</text:p>
      <text:p text:style-name="P2"><text:tab/><text:tab/><text:tab/>m[i + 1 + k] = a[i];</text:p>
      <text:p text:style-name="P2"><text:tab/><text:tab/><text:tab/>k++;</text:p>
      <text:p text:style-name="P2"><text:tab/><text:tab/>}</text:p>
      <text:p text:style-name="P2"/>
      <text:p text:style-name="P2"><text:tab/>}</text:p>
      <text:p text:style-name="P2"/>
      <text:p text:style-name="P2"><text:tab/>for (int i = 0; i &lt; N + t; i++)</text:p>
      <text:p text:style-name="P2"><text:tab/><text:tab/>cout &lt;&lt; m[i] &lt;&lt; ' ';</text:p>
      <text:p text:style-name="P2"/>
      <text:p text:style-name="P2"><text:tab/>delete[] a;</text:p>
      <text:p text:style-name="P2"><text:tab/>delete[] m;</text:p>
      <text:p text:style-name="P2"><text:tab/>return 0;</text:p>
      <text:p text:style-name="P2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19-12-12T15:33:15.894000000</dc:date>
    <meta:editing-duration>PT2M18S</meta:editing-duration>
    <meta:editing-cycles>1</meta:editing-cycles>
    <meta:document-statistic meta:table-count="0" meta:image-count="0" meta:object-count="0" meta:page-count="6" meta:paragraph-count="172" meta:word-count="722" meta:character-count="3436" meta:non-whitespace-character-count="2647"/>
  </office:meta>
</office:document-meta>
</file>